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2E83C659BFDBEB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: Putting It Together</text:p>
          </draw:text-box>
        </draw:frame>
        <draw:frame draw:style-name="gr1" draw:text-style-name="P1" draw:layer="layout" svg:width="13.333cm" svg:height="10.543cm" svg:x="7.334cm" svg:y="3.681cm">
          <draw:image xlink:href="Pictures/100002010000028A000002022E83C659BFDBEB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01:11:17.845382284</meta:creation-date>
    <dc:date>2020-05-22T01:13:42.118229970</dc:date>
    <meta:editing-duration>PT2M24S</meta:editing-duration>
    <meta:editing-cycles>1</meta:editing-cycles>
    <meta:document-statistic meta:object-count="25"/>
    <meta:generator>LibreOffice/6.4.3.2$Linux_X86_64 LibreOffice_project/40$Build-2</meta:generator>
  </office:meta>
</office:document-meta>
</file>